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1812d3" officeooo:paragraph-rsid="001812d3" style:font-weight-asian="bold" style:font-weight-complex="bold"/>
    </style:style>
    <style:style style:name="P3" style:family="paragraph" style:parent-style-name="Standard">
      <style:text-properties fo:font-weight="bold" officeooo:rsid="001a2d03" officeooo:paragraph-rsid="001a2d03" style:font-weight-asian="bold" style:font-weight-complex="bold"/>
    </style:style>
    <style:style style:name="P4" style:family="paragraph" style:parent-style-name="Standard">
      <style:text-properties fo:font-weight="bold" officeooo:paragraph-rsid="001a7309" style:font-weight-asian="bold" style:font-weight-complex="bold"/>
    </style:style>
    <style:style style:name="P5" style:family="paragraph" style:parent-style-name="Standard">
      <style:text-properties fo:font-weight="bold" officeooo:rsid="001a2d03" officeooo:paragraph-rsid="001a2d03" style:font-weight-asian="bold" style:font-weight-complex="bold"/>
    </style:style>
    <style:style style:name="P6" style:family="paragraph" style:parent-style-name="Standard">
      <style:text-properties fo:font-weight="bold" officeooo:rsid="001a2d03" officeooo:paragraph-rsid="001bf953" style:font-weight-asian="bold" style:font-weight-complex="bold"/>
    </style:style>
    <style:style style:name="P7" style:family="paragraph" style:parent-style-name="Standard">
      <style:text-properties fo:font-weight="bold" officeooo:rsid="001d9573" officeooo:paragraph-rsid="001d9573" style:font-weight-asian="bold" style:font-weight-complex="bold"/>
    </style:style>
    <style:style style:name="P8" style:family="paragraph" style:parent-style-name="Standard">
      <style:text-properties fo:font-size="16pt" fo:font-weight="bold" officeooo:rsid="001d9573" officeooo:paragraph-rsid="001d9573" style:font-size-asian="16pt" style:font-weight-asian="bold" style:font-size-complex="16pt" style:font-weight-complex="bold"/>
    </style:style>
    <style:style style:name="T1" style:family="text">
      <style:text-properties officeooo:rsid="001d95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2021年8月31日后，要用以前git内容，需要用以下方式添加使用git：tokens</text:p>
      <text:p text:style-name="P2">令牌为https://后面、/smsnwl前面的部分内容，按一下格式git</text:p>
      <text:p text:style-name="P1"/>
      <text:p text:style-name="P1"/>
      <text:p text:style-name="P4">pi@nwlbackpi:~ $ git remote set-url origin https://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@github.com/smsnwl/nwl_dobule_step.git</text:p>
      <text:p text:style-name="P1"/>
      <text:p text:style-name="P3">然后正常 git clone:</text:p>
      <text:p text:style-name="P3">pi@stovelifeng2:~ $ git clone https://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@github.com/smsnwl/Dongjin.git</text:p>
      <text:p text:style-name="P3"/>
      <text:p text:style-name="P3"/>
      <text:p text:style-name="P3"/>
      <text:p text:style-name="P3"/>
      <text:p text:style-name="P3"/>
      <text:p text:style-name="P6">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@github.com/smsnwl/</text:p>
      <text:p text:style-name="P6"/>
      <text:p text:style-name="P6"/>
      <text:p text:style-name="P6"/>
      <text:p text:style-name="P6"/>
      <text:p text:style-name="P8">20230603新tokens:</text:p>
      <text:p text:style-name="P7">nwl-tokens:</text:p>
      <text:p text:style-name="P6">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<text:span text:style-name="T1">@github.com/smsnwl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0T10:22:38.774786818</meta:creation-date>
    <dc:date>2023-06-03T22:34:21.919123179</dc:date>
    <meta:editing-duration>PT59M42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9" meta:word-count="76" meta:character-count="477" meta:non-whitespace-character-count="465"/>
  </office:meta>
</office:document-meta>
</file>